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React from 'react';</text:p>
      <text:p text:style-name="Standard">import { Link } from 'react-router-dom';</text:p>
      <text:p text:style-name="Standard"/>
      <text:p text:style-name="Standard">const Layout = ({ children }) =&gt; {</text:p>
      <text:p text:style-name="Standard"><text:s text:c="2"/>return (</text:p>
      <text:p text:style-name="Standard"><text:s text:c="4"/>&lt;div&gt;</text:p>
      <text:p text:style-name="Standard"><text:s text:c="6"/>&lt;nav&gt;</text:p>
      <text:p text:style-name="Standard"><text:s text:c="8"/>&lt;ul&gt;</text:p>
      <text:p text:style-name="Standard"><text:s text:c="10"/>&lt;li&gt;&lt;Link to="/"&gt;Accueil&lt;/Link&gt;&lt;/li&gt;</text:p>
      <text:p text:style-name="Standard"><text:s text:c="10"/>&lt;li&gt;&lt;Link to="/profile"&gt;Profil&lt;/Link&gt;&lt;/li&gt;</text:p>
      <text:p text:style-name="Standard"><text:s text:c="10"/>&lt;li&gt;&lt;Link to="/calendar"&gt;Calendrier&lt;/Link&gt;&lt;/li&gt;</text:p>
      <text:p text:style-name="Standard"><text:s text:c="10"/>&lt;li&gt;&lt;Link to="/notifications"&gt;Notifications&lt;/Link&gt;&lt;/li&gt;</text:p>
      <text:p text:style-name="Standard"><text:s text:c="10"/>&lt;li&gt;&lt;Link to="/visualization"&gt;Visualisation&lt;/Link&gt;&lt;/li&gt;</text:p>
      <text:p text:style-name="Standard"><text:s text:c="10"/>&lt;li&gt;&lt;Link to="/community"&gt;Communauté&lt;/Link&gt;&lt;/li&gt;</text:p>
      <text:p text:style-name="Standard"><text:s text:c="10"/>&lt;li&gt;&lt;Link to="/blog"&gt;Blog&lt;/Link&gt;&lt;/li&gt;</text:p>
      <text:p text:style-name="Standard"><text:s text:c="8"/>&lt;/ul&gt;</text:p>
      <text:p text:style-name="Standard"><text:s text:c="6"/>&lt;/nav&gt;</text:p>
      <text:p text:style-name="Standard"><text:s text:c="6"/>&lt;main&gt;{children}&lt;/main&gt;</text:p>
      <text:p text:style-name="Standard"><text:s text:c="6"/>&lt;footer&gt;© 2024 Moon is a Girl&lt;/footer&gt;</text:p>
      <text:p text:style-name="Standard"><text:s text:c="4"/>&lt;/div&gt;</text:p>
      <text:p text:style-name="Standard"><text:s text:c="2"/>);</text:p>
      <text:p text:style-name="Standard">};</text:p>
      <text:p text:style-name="Standard"/>
      <text:p text:style-name="Standard">export default Layou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2S</meta:editing-duration>
    <meta:editing-cycles>4</meta:editing-cycles>
    <meta:generator>OpenOffice/4.1.14$Win32 OpenOffice.org_project/4114m1$Build-9811</meta:generator>
    <dc:date>2024-09-08T13:17:11.98</dc:date>
    <dc:creator>ronan salaun</dc:creator>
    <meta:document-statistic meta:table-count="0" meta:image-count="0" meta:object-count="0" meta:page-count="1" meta:paragraph-count="22" meta:word-count="52" meta:character-count="668"/>
    <meta:user-defined meta:name="Info 1"/>
    <meta:user-defined meta:name="Info 2"/>
    <meta:user-defined meta:name="Info 3"/>
    <meta:user-defined meta:name="Info 4"/>
  </office:meta>
</office:document-meta>
</file>